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6.463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7.6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(n^2)</text:p>
          </table:table-cell>
          <table:table-cell office:value-type="string" calcext:value-type="string">
            <text:p>O(nlog(n)) sequential</text:p>
          </table:table-cell>
          <table:table-cell office:value-type="string" calcext:value-type="string">
            <text:p>O(nlog(n)) with openmp</text:p>
          </table:table-cell>
          <table:table-cell office:value-type="string" calcext:value-type="string">
            <text:p>O(nlog(n)) with threads</text:p>
          </table:table-cell>
          <table:table-cell office:value-type="string" calcext:value-type="string">
            <text:p>O(nlog(n)) with threads O3 optimization</text:p>
          </table:table-cell>
          <table:table-cell office:value-type="string" calcext:value-type="string">
            <text:p>T1/Tp for openmp</text:p>
          </table:table-cell>
          <table:table-cell office:value-type="string" calcext:value-type="string">
            <text:p>T1/Tp for threads</text:p>
          </table:table-cell>
        </table:table-row>
        <table:table-row table:style-name="ro1">
          <table:table-cell office:value-type="string" calcext:value-type="string">
            <text:p>2^2</text:p>
          </table:table-cell>
          <table:table-cell table:style-name="ce1" office:value-type="float" office:value="0.000005" calcext:value-type="float">
            <text:p>5.00E-006</text:p>
          </table:table-cell>
          <table:table-cell table:style-name="ce1" office:value-type="float" office:value="0.00009" calcext:value-type="float">
            <text:p>9.00E-005</text:p>
          </table:table-cell>
          <table:table-cell table:style-name="ce1" office:value-type="float" office:value="0.000353" calcext:value-type="float">
            <text:p>3.53E-004</text:p>
          </table:table-cell>
          <table:table-cell table:style-name="ce1" office:value-type="float" office:value="0.00027" calcext:value-type="float">
            <text:p>2.70E-004</text:p>
          </table:table-cell>
          <table:table-cell office:value-type="float" office:value="0.000101" calcext:value-type="float">
            <text:p>0.000101</text:p>
          </table:table-cell>
          <table:table-cell table:formula="of:=[.C2]/[.D2]" office:value-type="float" office:value="0.254957507082153" calcext:value-type="float">
            <text:p>0.2549575071</text:p>
          </table:table-cell>
          <table:table-cell table:formula="of:=[.C2]/[.E2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string" calcext:value-type="string">
            <text:p>2^3</text:p>
          </table:table-cell>
          <table:table-cell table:style-name="ce1" office:value-type="float" office:value="0.000008" calcext:value-type="float">
            <text:p>8.00E-0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123" calcext:value-type="float">
            <text:p>0.000123</text:p>
          </table:table-cell>
          <table:table-cell table:formula="of:=[.C3]/[.D3]" office:value-type="float" office:value="0.39572192513369" calcext:value-type="float">
            <text:p>0.3957219251</text:p>
          </table:table-cell>
          <table:table-cell table:formula="of:=[.C3]/[.E3]" office:value-type="float" office:value="0.331838565022421" calcext:value-type="float">
            <text:p>0.331838565</text:p>
          </table:table-cell>
        </table:table-row>
        <table:table-row table:style-name="ro1">
          <table:table-cell office:value-type="string" calcext:value-type="string">
            <text:p>2^4</text:p>
          </table:table-cell>
          <table:table-cell table:style-name="ce1" office:value-type="float" office:value="0.000018" calcext:value-type="float">
            <text:p>1.80E-005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00231" calcext:value-type="float">
            <text:p>0.000231</text:p>
          </table:table-cell>
          <table:table-cell table:formula="of:=[.C4]/[.D4]" office:value-type="float" office:value="0.426630434782609" calcext:value-type="float">
            <text:p>0.4266304348</text:p>
          </table:table-cell>
          <table:table-cell table:formula="of:=[.C4]/[.E4]" office:value-type="float" office:value="0.349665924276169" calcext:value-type="float">
            <text:p>0.3496659243</text:p>
          </table:table-cell>
        </table:table-row>
        <table:table-row table:style-name="ro1">
          <table:table-cell office:value-type="string" calcext:value-type="string">
            <text:p>2^5</text:p>
          </table:table-cell>
          <table:table-cell table:style-name="ce1" office:value-type="float" office:value="0.000052" calcext:value-type="float">
            <text:p>5.20E-005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000461" calcext:value-type="float">
            <text:p>0.000461</text:p>
          </table:table-cell>
          <table:table-cell table:formula="of:=[.C5]/[.D5]" office:value-type="float" office:value="0.437249666221629" calcext:value-type="float">
            <text:p>0.4372496662</text:p>
          </table:table-cell>
          <table:table-cell table:formula="of:=[.C5]/[.E5]" office:value-type="float" office:value="0.529935275080906" calcext:value-type="float">
            <text:p>0.5299352751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2538" calcext:value-type="float">
            <text:p>0.002538</text:p>
          </table:table-cell>
          <table:table-cell office:value-type="float" office:value="0.000908" calcext:value-type="float">
            <text:p>0.000908</text:p>
          </table:table-cell>
          <table:table-cell table:formula="of:=[.C6]/[.D6]" office:value-type="float" office:value="0.443215099251546" calcext:value-type="float">
            <text:p>0.4432150993</text:p>
          </table:table-cell>
          <table:table-cell table:formula="of:=[.C6]/[.E6]" office:value-type="float" office:value="0.536643026004728" calcext:value-type="float">
            <text:p>0.536643026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0.005164" calcext:value-type="float">
            <text:p>0.005164</text:p>
          </table:table-cell>
          <table:table-cell office:value-type="float" office:value="0.001852" calcext:value-type="float">
            <text:p>0.001852</text:p>
          </table:table-cell>
          <table:table-cell table:formula="of:=[.C7]/[.D7]" office:value-type="float" office:value="0.457629844026371" calcext:value-type="float">
            <text:p>0.457629844</text:p>
          </table:table-cell>
          <table:table-cell table:formula="of:=[.C7]/[.E7]" office:value-type="float" office:value="0.551123160340821" calcext:value-type="float">
            <text:p>0.5511231603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office:value-type="float" office:value="0.002191" calcext:value-type="float">
            <text:p>0.002191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8801" calcext:value-type="float">
            <text:p>0.008801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003187" calcext:value-type="float">
            <text:p>0.003187</text:p>
          </table:table-cell>
          <table:table-cell table:formula="of:=[.C8]/[.D8]" office:value-type="float" office:value="0.456539029655721" calcext:value-type="float">
            <text:p>0.4565390297</text:p>
          </table:table-cell>
          <table:table-cell table:formula="of:=[.C8]/[.E8]" office:value-type="float" office:value="0.388625592417062" calcext:value-type="float">
            <text:p>0.3886255924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office:value-type="float" office:value="0.007922" calcext:value-type="float">
            <text:p>0.007922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23298" calcext:value-type="float">
            <text:p>0.023298</text:p>
          </table:table-cell>
          <table:table-cell office:value-type="float" office:value="0.021074" calcext:value-type="float">
            <text:p>0.021074</text:p>
          </table:table-cell>
          <table:table-cell office:value-type="float" office:value="0.004829" calcext:value-type="float">
            <text:p>0.004829</text:p>
          </table:table-cell>
          <table:table-cell table:formula="of:=[.C9]/[.D9]" office:value-type="float" office:value="0.358228174092197" calcext:value-type="float">
            <text:p>0.3582281741</text:p>
          </table:table-cell>
          <table:table-cell table:formula="of:=[.C9]/[.E9]" office:value-type="float" office:value="0.396033026478125" calcext:value-type="float">
            <text:p>0.3960330265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office:value-type="float" office:value="0.031667" calcext:value-type="float">
            <text:p>0.031667</text:p>
          </table:table-cell>
          <table:table-cell office:value-type="float" office:value="0.017411" calcext:value-type="float">
            <text:p>0.017411</text:p>
          </table:table-cell>
          <table:table-cell office:value-type="float" office:value="0.04666" calcext:value-type="float">
            <text:p>0.04666</text:p>
          </table:table-cell>
          <table:table-cell office:value-type="float" office:value="0.042724" calcext:value-type="float">
            <text:p>0.042724</text:p>
          </table:table-cell>
          <table:table-cell office:value-type="float" office:value="0.009723" calcext:value-type="float">
            <text:p>0.009723</text:p>
          </table:table-cell>
          <table:table-cell table:formula="of:=[.C10]/[.D10]" office:value-type="float" office:value="0.373146163737677" calcext:value-type="float">
            <text:p>0.3731461637</text:p>
          </table:table-cell>
          <table:table-cell table:formula="of:=[.C10]/[.E10]" office:value-type="float" office:value="0.407522703866679" calcext:value-type="float">
            <text:p>0.4075227039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office:value-type="float" office:value="0.127558" calcext:value-type="float">
            <text:p>0.127558</text:p>
          </table:table-cell>
          <table:table-cell office:value-type="float" office:value="0.036166" calcext:value-type="float">
            <text:p>0.036166</text:p>
          </table:table-cell>
          <table:table-cell office:value-type="float" office:value="0.077224" calcext:value-type="float">
            <text:p>0.077224</text:p>
          </table:table-cell>
          <table:table-cell office:value-type="float" office:value="0.087129" calcext:value-type="float">
            <text:p>0.087129</text:p>
          </table:table-cell>
          <table:table-cell office:value-type="float" office:value="0.019636" calcext:value-type="float">
            <text:p>0.019636</text:p>
          </table:table-cell>
          <table:table-cell table:formula="of:=[.C11]/[.D11]" office:value-type="float" office:value="0.468325909043821" calcext:value-type="float">
            <text:p>0.468325909</text:p>
          </table:table-cell>
          <table:table-cell table:formula="of:=[.C11]/[.E11]" office:value-type="float" office:value="0.415085677558563" calcext:value-type="float">
            <text:p>0.4150856776</text:p>
          </table:table-cell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075425" calcext:value-type="float">
            <text:p>0.075425</text:p>
          </table:table-cell>
          <table:table-cell office:value-type="float" office:value="0.157909" calcext:value-type="float">
            <text:p>0.157909</text:p>
          </table:table-cell>
          <table:table-cell office:value-type="float" office:value="0.176915" calcext:value-type="float">
            <text:p>0.176915</text:p>
          </table:table-cell>
          <table:table-cell office:value-type="float" office:value="0.039158" calcext:value-type="float">
            <text:p>0.039158</text:p>
          </table:table-cell>
          <table:table-cell table:formula="of:=[.C12]/[.D12]" office:value-type="float" office:value="0.477648519083776" calcext:value-type="float">
            <text:p>0.4776485191</text:p>
          </table:table-cell>
          <table:table-cell table:formula="of:=[.C12]/[.E12]" office:value-type="float" office:value="0.426334680496283" calcext:value-type="float">
            <text:p>0.4263346805</text:p>
          </table:table-cell>
        </table:table-row>
        <table:table-row table:style-name="ro1">
          <table:table-cell office:value-type="string" calcext:value-type="string">
            <text:p>2^13</text:p>
          </table:table-cell>
          <table:table-cell office:value-type="float" office:value="2.04469" calcext:value-type="float">
            <text:p>2.04469</text:p>
          </table:table-cell>
          <table:table-cell office:value-type="float" office:value="0.156862" calcext:value-type="float">
            <text:p>0.156862</text:p>
          </table:table-cell>
          <table:table-cell office:value-type="float" office:value="0.313446" calcext:value-type="float">
            <text:p>0.313446</text:p>
          </table:table-cell>
          <table:table-cell office:value-type="float" office:value="0.360072" calcext:value-type="float">
            <text:p>0.360072</text:p>
          </table:table-cell>
          <table:table-cell office:value-type="float" office:value="0.079518" calcext:value-type="float">
            <text:p>0.079518</text:p>
          </table:table-cell>
          <table:table-cell table:formula="of:=[.C13]/[.D13]" office:value-type="float" office:value="0.500443457565258" calcext:value-type="float">
            <text:p>0.5004434576</text:p>
          </table:table-cell>
          <table:table-cell table:formula="of:=[.C13]/[.E13]" office:value-type="float" office:value="0.435640649647848" calcext:value-type="float">
            <text:p>0.4356406496</text:p>
          </table:table-cell>
        </table:table-row>
        <table:table-row table:style-name="ro1">
          <table:table-cell office:value-type="string" calcext:value-type="string">
            <text:p>2^14</text:p>
          </table:table-cell>
          <table:table-cell office:value-type="float" office:value="11.9944" calcext:value-type="float">
            <text:p>11.9944</text:p>
          </table:table-cell>
          <table:table-cell office:value-type="float" office:value="0.486948" calcext:value-type="float">
            <text:p>0.486948</text:p>
          </table:table-cell>
          <table:table-cell office:value-type="float" office:value="0.632242" calcext:value-type="float">
            <text:p>0.632242</text:p>
          </table:table-cell>
          <table:table-cell office:value-type="float" office:value="1.09648" calcext:value-type="float">
            <text:p>1.09648</text:p>
          </table:table-cell>
          <table:table-cell office:value-type="float" office:value="0.160022" calcext:value-type="float">
            <text:p>0.160022</text:p>
          </table:table-cell>
          <table:table-cell table:formula="of:=[.C14]/[.D14]" office:value-type="float" office:value="0.770192426317771" calcext:value-type="float">
            <text:p>0.7701924263</text:p>
          </table:table-cell>
          <table:table-cell table:formula="of:=[.C14]/[.E14]" office:value-type="float" office:value="0.444101123595506" calcext:value-type="float">
            <text:p>0.4441011236</text:p>
          </table:table-cell>
        </table:table-row>
        <table:table-row table:style-name="ro1">
          <table:table-cell office:value-type="string" calcext:value-type="string">
            <text:p>2^15</text:p>
          </table:table-cell>
          <table:table-cell office:value-type="float" office:value="47.6924" calcext:value-type="float">
            <text:p>47.6924</text:p>
          </table:table-cell>
          <table:table-cell office:value-type="float" office:value="0.995424" calcext:value-type="float">
            <text:p>0.995424</text:p>
          </table:table-cell>
          <table:table-cell office:value-type="float" office:value="1.30142" calcext:value-type="float">
            <text:p>1.30142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328095" calcext:value-type="float">
            <text:p>0.328095</text:p>
          </table:table-cell>
          <table:table-cell table:formula="of:=[.C15]/[.D15]" office:value-type="float" office:value="0.764875290067772" calcext:value-type="float">
            <text:p>0.7648752901</text:p>
          </table:table-cell>
          <table:table-cell table:formula="of:=[.C15]/[.E15]" office:value-type="float" office:value="0.445898584483068" calcext:value-type="float">
            <text:p>0.4458985845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O(nlog(n)) sequential</text:p>
          </table:table-cell>
          <table:table-cell office:value-type="string" calcext:value-type="string">
            <text:p>O(nlog(n)) parallel openmp</text:p>
          </table:table-cell>
          <table:table-cell office:value-type="string" calcext:value-type="string">
            <text:p>O(nlog(n)) parallel threads</text:p>
          </table:table-cell>
          <table:table-cell office:value-type="string" calcext:value-type="string">
            <text:p>O(nlog(n)) parallel threads with O3 optimizaton</text:p>
          </table:table-cell>
        </table:table-row>
        <table:table-row table:style-name="ro1">
          <table:table-cell office:value-type="string" calcext:value-type="string">
            <text:p>2^2</text:p>
          </table:table-cell>
          <table:table-cell table:style-name="ce1" office:value-type="float" office:value="0.000091" calcext:value-type="float">
            <text:p>9.10E-005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string" calcext:value-type="string">
            <text:p>2^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string" calcext:value-type="string">
            <text:p>2^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string" calcext:value-type="string">
            <text:p>2^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1877" calcext:value-type="float">
            <text:p>0.001877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908" calcext:value-type="float">
            <text:p>0.000908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.006247" calcext:value-type="float">
            <text:p>0.006247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0.001852" calcext:value-type="float">
            <text:p>0.00185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010689" calcext:value-type="float">
            <text:p>0.010689</text:p>
          </table:table-cell>
          <table:table-cell office:value-type="float" office:value="0.010483" calcext:value-type="float">
            <text:p>0.010483</text:p>
          </table:table-cell>
          <table:table-cell office:value-type="float" office:value="0.003187" calcext:value-type="float">
            <text:p>0.003187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0.021339" calcext:value-type="float">
            <text:p>0.021339</text:p>
          </table:table-cell>
          <table:table-cell office:value-type="float" office:value="0.004829" calcext:value-type="float">
            <text:p>0.004829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office:value-type="float" office:value="0.017441" calcext:value-type="float">
            <text:p>0.017441</text:p>
          </table:table-cell>
          <table:table-cell office:value-type="float" office:value="0.036912" calcext:value-type="float">
            <text:p>0.036912</text:p>
          </table:table-cell>
          <table:table-cell office:value-type="float" office:value="0.043408" calcext:value-type="float">
            <text:p>0.043408</text:p>
          </table:table-cell>
          <table:table-cell office:value-type="float" office:value="0.009723" calcext:value-type="float">
            <text:p>0.009723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office:value-type="float" office:value="0.036251" calcext:value-type="float">
            <text:p>0.036251</text:p>
          </table:table-cell>
          <table:table-cell office:value-type="float" office:value="0.074131" calcext:value-type="float">
            <text:p>0.074131</text:p>
          </table:table-cell>
          <table:table-cell office:value-type="float" office:value="0.088131" calcext:value-type="float">
            <text:p>0.088131</text:p>
          </table:table-cell>
          <table:table-cell office:value-type="float" office:value="0.019636" calcext:value-type="float">
            <text:p>0.019636</text:p>
          </table:table-cell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0.075582" calcext:value-type="float">
            <text:p>0.075582</text:p>
          </table:table-cell>
          <table:table-cell office:value-type="float" office:value="0.149426" calcext:value-type="float">
            <text:p>0.149426</text:p>
          </table:table-cell>
          <table:table-cell office:value-type="float" office:value="0.178657" calcext:value-type="float">
            <text:p>0.178657</text:p>
          </table:table-cell>
          <table:table-cell office:value-type="float" office:value="0.039158" calcext:value-type="float">
            <text:p>0.039158</text:p>
          </table:table-cell>
        </table:table-row>
        <table:table-row table:style-name="ro1">
          <table:table-cell office:value-type="string" calcext:value-type="string">
            <text:p>2^13</text:p>
          </table:table-cell>
          <table:table-cell office:value-type="float" office:value="0.157122" calcext:value-type="float">
            <text:p>0.157122</text:p>
          </table:table-cell>
          <table:table-cell office:value-type="float" office:value="0.309214" calcext:value-type="float">
            <text:p>0.309214</text:p>
          </table:table-cell>
          <table:table-cell office:value-type="float" office:value="0.363641" calcext:value-type="float">
            <text:p>0.363641</text:p>
          </table:table-cell>
          <table:table-cell office:value-type="float" office:value="0.079518" calcext:value-type="float">
            <text:p>0.079518</text:p>
          </table:table-cell>
        </table:table-row>
        <table:table-row table:style-name="ro1">
          <table:table-cell office:value-type="string" calcext:value-type="string">
            <text:p>2^14</text:p>
          </table:table-cell>
          <table:table-cell office:value-type="float" office:value="0.324842" calcext:value-type="float">
            <text:p>0.324842</text:p>
          </table:table-cell>
          <table:table-cell office:value-type="float" office:value="0.628493" calcext:value-type="float">
            <text:p>0.628493</text:p>
          </table:table-cell>
          <table:table-cell office:value-type="float" office:value="0.738851" calcext:value-type="float">
            <text:p>0.738851</text:p>
          </table:table-cell>
          <table:table-cell office:value-type="float" office:value="0.160022" calcext:value-type="float">
            <text:p>0.160022</text:p>
          </table:table-cell>
        </table:table-row>
        <table:table-row table:style-name="ro1">
          <table:table-cell office:value-type="string" calcext:value-type="string">
            <text:p>2^15</text:p>
          </table:table-cell>
          <table:table-cell office:value-type="float" office:value="0.733239" calcext:value-type="float">
            <text:p>0.733239</text:p>
          </table:table-cell>
          <table:table-cell office:value-type="float" office:value="1.30072" calcext:value-type="float">
            <text:p>1.30072</text:p>
          </table:table-cell>
          <table:table-cell office:value-type="float" office:value="1.50466" calcext:value-type="float">
            <text:p>1.50466</text:p>
          </table:table-cell>
          <table:table-cell office:value-type="float" office:value="0.328095" calcext:value-type="float">
            <text:p>0.328095</text:p>
          </table:table-cell>
        </table:table-row>
        <table:table-row table:style-name="ro1">
          <table:table-cell office:value-type="string" calcext:value-type="string">
            <text:p>2^16</text:p>
          </table:table-cell>
          <table:table-cell office:value-type="float" office:value="2.07508" calcext:value-type="float">
            <text:p>2.07508</text:p>
          </table:table-cell>
          <table:table-cell office:value-type="float" office:value="2.64412" calcext:value-type="float">
            <text:p>2.64412</text:p>
          </table:table-cell>
          <table:table-cell office:value-type="float" office:value="3.06057" calcext:value-type="float">
            <text:p>3.06057</text:p>
          </table:table-cell>
          <table:table-cell office:value-type="float" office:value="0.665314" calcext:value-type="float">
            <text:p>0.665314</text:p>
          </table:table-cell>
        </table:table-row>
        <table:table-row table:style-name="ro1">
          <table:table-cell office:value-type="string" calcext:value-type="string">
            <text:p>2^17</text:p>
          </table:table-cell>
          <table:table-cell office:value-type="float" office:value="3.96551" calcext:value-type="float">
            <text:p>3.96551</text:p>
          </table:table-cell>
          <table:table-cell office:value-type="float" office:value="5.40698" calcext:value-type="float">
            <text:p>5.40698</text:p>
          </table:table-cell>
          <table:table-cell office:value-type="float" office:value="8.85001" calcext:value-type="float">
            <text:p>8.85001</text:p>
          </table:table-cell>
          <table:table-cell office:value-type="float" office:value="1.35335" calcext:value-type="float">
            <text:p>1.35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1:50:48.481956000</meta:creation-date>
    <dc:date>2015-04-01T13:00:33.065516202</dc:date>
    <meta:editing-duration>PT54M33S</meta:editing-duration>
    <meta:editing-cycles>3</meta:editing-cycles>
    <meta:generator>LibreOffice/4.2.7.2$Linux_X86_64 LibreOffice_project/420m0$Build-2</meta:generator>
    <meta:document-statistic meta:table-count="2" meta:cell-count="205" meta:object-count="0"/>
  </office:meta>
</office:document-meta>
</file>